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text-align="start" style:justify-single-word="false"/>
      <style:text-properties fo:font-style="normal" style:font-style-asian="normal" style:font-style-complex="normal"/>
    </style:style>
    <style:style style:name="P8" style:family="paragraph" style:parent-style-name="Standard">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0" style:family="paragraph" style:parent-style-name="Standard">
      <style:text-properties fo:font-style="normal" style:font-style-asian="normal" style:font-style-complex="normal"/>
    </style:style>
    <style:style style:name="P11" style:family="paragraph" style:parent-style-name="Standard">
      <style:paragraph-properties fo:text-align="start" style:justify-single-word="false"/>
      <style:text-properties fo:font-style="normal" style:font-style-asian="normal" style:font-style-complex="normal"/>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text-properties fo:font-style="normal" fo:font-weight="bold"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17" style:family="paragraph" style:parent-style-name="Standard">
      <style:paragraph-properties fo:text-align="start" style:justify-single-word="false"/>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weight-asian="normal" style:font-style-complex="normal"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style:style>
    <style:style style:name="T8" style:family="text">
      <style:text-properties fo:font-style="normal" style:font-style-asian="normal" style:font-style-complex="normal"/>
    </style:style>
    <style:style style:name="T9" style:family="text">
      <style:text-properties fo:font-style="normal" style:font-style-asian="normal" style:font-style-complex="normal" style:font-weight-complex="normal"/>
    </style:style>
    <style:style style:name="T10" style:family="text">
      <style:text-properties fo:font-style="normal" style:font-style-asian="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style:font-weight-asian="normal" style:font-weight-complex="normal"/>
    </style:style>
    <style:style style:name="T13" style:family="text">
      <style:text-properties fo:font-style="normal" fo:font-weight="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font-style-complex="normal"/>
    </style:style>
    <style:style style:name="T16" style:family="text">
      <style:text-properties fo:font-style="normal" style:font-style-complex="normal" style:font-weight-complex="normal"/>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bold" style:font-weight-asian="bold" style:font-style-complex="normal" style:font-weight-complex="bold"/>
    </style:style>
    <style:style style:name="T20" style:family="text">
      <style:text-properties fo:font-weight="normal"/>
    </style:style>
    <style:style style:name="T21" style:family="text">
      <style:text-properties fo:font-weight="normal" style:font-weight-asian="normal" style:font-weight-complex="normal"/>
    </style:style>
    <style:style style:name="T22" style:family="text">
      <style:text-properties fo:font-weight="normal" style:font-weight-asian="normal" style:font-style-complex="normal"/>
    </style:style>
    <style:style style:name="T23" style:family="text">
      <style:text-properties fo:font-weight="normal" style:font-style-asian="normal" style:font-weight-asian="normal" style:font-style-complex="normal"/>
    </style:style>
    <style:style style:name="T24" style:family="text">
      <style:text-properties fo:font-weight="normal" style:font-style-asian="normal" style:font-weight-asian="normal" style:font-style-complex="normal" style:font-weight-complex="normal"/>
    </style:style>
    <style:style style:name="T25" style:family="text">
      <style:text-properties fo:font-weight="normal" style:font-style-complex="normal"/>
    </style:style>
    <style:style style:name="T26" style:family="text">
      <style:text-properties fo:font-weight="normal" style:font-style-complex="normal" style:font-weight-complex="normal"/>
    </style:style>
    <style:style style:name="T27" style:family="text">
      <style:text-properties fo:font-weight="normal" style:font-weight-complex="normal"/>
    </style:style>
    <style:style style:name="T28" style:family="text">
      <style:text-properties style:font-style-asian="normal"/>
    </style:style>
    <style:style style:name="T29" style:family="text">
      <style:text-properties style:font-weight-asian="bold"/>
    </style:style>
    <style:style style:name="T30" style:family="text">
      <style:text-properties style:font-style-complex="normal"/>
    </style:style>
    <style:style style:name="T31" style:family="text">
      <style:text-properties style:font-style-complex="normal" style:font-weight-complex="normal"/>
    </style:style>
    <style:style style:name="T32" style:family="text">
      <style:text-properties style:font-weight-complex="bold"/>
    </style:style>
    <style:style style:name="T33" style:family="text">
      <style:text-properties style:font-weight-asian="normal"/>
    </style:style>
    <style:style style:name="T34" style:family="text">
      <style:text-properties style:font-weight-asian="normal" style:font-style-complex="normal" style:font-weight-complex="normal"/>
    </style:style>
    <style:style style:name="T35" style:family="text">
      <style:text-properties style:font-weight-complex="normal"/>
    </style:style>
    <style:style style:name="T36" style:family="text">
      <style:text-properties style:text-underline-style="solid" style:text-underline-width="auto" style:text-underline-color="font-color" fo:font-weight="normal" style:font-weight-asian="normal" style:font-weight-complex="normal"/>
    </style:style>
    <style:style style:name="T37" style:family="text">
      <style:text-properties style:text-underline-style="none"/>
    </style:style>
    <style:style style:name="T38"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ction 1</text:p>
      <text:p text:style-name="P1"><text:span text:style-name="T18">1) </text:span><text:span text:style-name="T21">Biology </text:span><text:span text:style-name="T1">Multiple Choice </text:span><text:span text:style-name="T8">What is the name for the parameter in microscopy which accentuates differences in parts of a sample, and has been improved greatly in the past hundred years due to staining technology?</text:span></text:p>
      <text:p text:style-name="P7"><text:tab/>W) Magnification</text:p>
      <text:p text:style-name="P7"><text:tab/>X) Resolution</text:p>
      <text:p text:style-name="P7"><text:tab/>Y) Intensity</text:p>
      <text:p text:style-name="P7"><text:tab/>Z) Contrast</text:p>
      <text:p text:style-name="P7">ANSWER: Z) CONTRAST</text:p>
      <text:p text:style-name="P7"/>
      <text:p text:style-name="P7"><text:span text:style-name="T18">BONUS</text:span> Biology <text:span text:style-name="T1">Multiple Choice </text:span>Which of the following techniques of light microscopy is correctly matched with its corresponding effect?</text:p>
      <text:p text:style-name="P7"><text:tab/>W) Brightfield; enhances differences in density</text:p>
      <text:p text:style-name="P7"><text:tab/>X) Differential-interference-contrast; highlights specific locations in a cell</text:p>
      <text:p text:style-name="P7"><text:tab/>Y) Confocal; focusing of light</text:p>
      <text:p text:style-name="P7"><text:tab/>Z) Fluorescence; enhances contrast</text:p>
      <text:p text:style-name="P7">ANSWER: Y) CONFOCAL; FOCUSING OF LIGHT</text:p>
      <text:p text:style-name="P7"/>
      <text:p text:style-name="P2"><text:span text:style-name="T8">2) </text:span><text:span text:style-name="T11">Biology </text:span><text:span text:style-name="T3">Multiple Choice </text:span><text:span text:style-name="T11">Which of the following is the name for the type of microscope most commonly used for studying the internal ultrastructure of cells by profiling a thin section of a specimen?</text:span></text:p>
      <text:p text:style-name="P9"><text:tab/>W) Light microscope</text:p>
      <text:p text:style-name="P9"><text:tab/>X) Confocal microscope</text:p>
      <text:p text:style-name="P9"><text:tab/>Y) Scanning electron microscope</text:p>
      <text:p text:style-name="P9"><text:tab/>Z) Transmission electron microscope</text:p>
      <text:p text:style-name="P9">ANSWER: Z) TRANSMISSION ELECTRON MICROSCOPE<text:line-break/></text:p>
      <text:p text:style-name="P4">BONUS <text:span text:style-name="T21">Biology </text:span><text:span text:style-name="T3">Short Answer</text:span><text:span text:style-name="T21"> For each of the following three cell locations, give the most likely choice of microscopy that would be used to view them: beating of cilia on a cell, cell internal ultrastructure, integrins within a membrane.</text:span></text:p>
      <text:p text:style-name="P4"><text:span text:style-name="T21"><text:line-break/>ANSWER: SEM, TEM, SEM</text:span></text:p>
      <text:p text:style-name="P4"><text:span text:style-name="T3"/></text:p>
      <text:p text:style-name="P5">Section 2</text:p>
      <text:p text:style-name="P2"><text:span text:style-name="T8">3) </text:span><text:span text:style-name="T11">Biology </text:span><text:span text:style-name="T3">Short Answer </text:span><text:span text:style-name="T11">By name or number, which of the following four structures or features can be found in prokaryotic cells as well as eukaryotic cells?</text:span></text:p>
      <text:p text:style-name="P9"><text:tab/>1: Ribosomes</text:p>
      <text:p text:style-name="P9"><text:tab/>2: Fimbriae</text:p>
      <text:p text:style-name="P9"><text:tab/>3: Chromosomes</text:p>
      <text:p text:style-name="P9"><text:tab/>4: Cell wall</text:p>
      <text:p text:style-name="P9"><text:tab/>5: Lysosomes</text:p>
      <text:p text:style-name="P9">ANSWER: '1, 3, and 4'</text:p>
      <text:p text:style-name="P9"/>
      <text:p text:style-name="P4">BONUS <text:span text:style-name="T21">Biology Rank the following types of pellets from first-formed to last-formed, when a normal animal cell is put through cell fractionation: microsomes, nuclei, mitochondria, ribosomes.</text:span></text:p>
      <text:p text:style-name="P4"><text:span text:style-name="T21"/></text:p>
      <text:p text:style-name="P4"><text:span text:style-name="T21">ANSWER: '2, 3, 1, 4' OR 'Nuclei, Mitochondria, Microsomes, Ribosomes' </text:span></text:p>
      <text:p text:style-name="P9"/>
      <text:p text:style-name="P2"><text:span text:style-name="T8">4) </text:span><text:span text:style-name="T11">Biology </text:span><text:span text:style-name="T3">Multiple Choice </text:span><text:span text:style-name="T11">Which of the following structures or features can be found in both animal </text:span><text:soft-page-break/><text:span text:style-name="T11">cells and plant cells?</text:span></text:p>
      <text:p text:style-name="P9"><text:tab/>W) Peroxisomes</text:p>
      <text:p text:style-name="P9"><text:tab/>X) Lysosomes</text:p>
      <text:p text:style-name="P9"><text:tab/>Y) Plasmodesmata</text:p>
      <text:p text:style-name="P9"><text:tab/>Z) Centrosomes</text:p>
      <text:p text:style-name="P9">ANSWER: W) PEROXISOMES</text:p>
      <text:p text:style-name="P9"/>
      <text:p text:style-name="P1"><text:span text:style-name="T14">BONUS</text:span><text:span text:style-name="T11"> Biology </text:span><text:span text:style-name="T4">Multiple Choice </text:span><text:span text:style-name="T11">Which of the following statements regarding peroxisomes is NOT true?</text:span></text:p>
      <text:p text:style-name="P1"><text:span text:style-name="T11"><text:tab/>W) All peroxisomes have a crystalloid core.</text:span></text:p>
      <text:p text:style-name="P1"><text:span text:style-name="T11"><text:tab/>X) All peroxisomes have only one lipid bilayer.</text:span></text:p>
      <text:p text:style-name="P1"><text:span text:style-name="T11"><text:tab/>Y) Certain enzymes within peroxisomes produce hydrogen peroxide.</text:span></text:p>
      <text:p text:style-name="P1"><text:span text:style-name="T11"><text:tab/>Z) Peroxisomal abnormalities explain the disease known as gout.</text:span></text:p>
      <text:p text:style-name="P1"><text:span text:style-name="T11">ANSWER: W) ALL PEROXISOMES HAVE A CRYSTALLOID CORE.</text:span><text:span text:style-name="T11"><text:line-break/></text:span></text:p>
      <text:p text:style-name="P2"><text:span text:style-name="T8">5) </text:span><text:span text:style-name="T11">Biology </text:span><text:span text:style-name="T3">Multiple Choice</text:span><text:span text:style-name="T11"> What is the name of the cell feature or structure that provides an environment for material to be sorted before it is degraded by the lysosome?</text:span></text:p>
      <text:p text:style-name="P9"><text:tab/>W) Ribosome</text:p>
      <text:p text:style-name="P9"><text:tab/>X) Peroxisome</text:p>
      <text:p text:style-name="P9"><text:tab/>Y) Endosome</text:p>
      <text:p text:style-name="P9"><text:tab/>Z) Centrosome</text:p>
      <text:p text:style-name="P9">ANSWER: Y) ENDOSOME</text:p>
      <text:p text:style-name="P9"/>
      <text:p text:style-name="P4">BONUS <text:span text:style-name="T21">Biology </text:span><text:span text:style-name="T3">Short Answer </text:span><text:span text:style-name="T21">By number, indicate which of the following statements is or are TRUE regarding lysosomes.</text:span></text:p>
      <text:p text:style-name="P4"><text:span text:style-name="T21"><text:tab/>1: Lysosomes digest food or other resources using hydrolytic enzymes.</text:span></text:p>
      <text:p text:style-name="P4"><text:span text:style-name="T21"><text:tab/>2: Phagocytosis occurs only in amoebae and protists.</text:span></text:p>
      <text:p text:style-name="P4"><text:span text:style-name="T21"><text:tab/>3: Lysosomes can be made by budding from the </text:span><text:span text:style-name="T3">trans</text:span><text:span text:style-name="T21"> face of the Golgi body.</text:span></text:p>
      <text:p text:style-name="P4"><text:span text:style-name="T21"><text:tab/>4: Lysosomal membrane and enzymes are created by the smooth ER.</text:span></text:p>
      <text:p text:style-name="P4"><text:span text:style-name="T21">ANSWER: '1 and 3'</text:span></text:p>
      <text:p text:style-name="P9"/>
      <text:p text:style-name="P5">Section 3</text:p>
      <text:p text:style-name="P2"><text:span text:style-name="T8">6) </text:span><text:span text:style-name="T11">Biology </text:span><text:span text:style-name="T3">Multiple Choice</text:span><text:span text:style-name="T11"> One cell has a plethora of ER- and membrane-bound ribosomes, but has a below-average amount of free ribosomes. Which of the following would NOT be a likely function of this cell?</text:span></text:p>
      <text:p text:style-name="P9"><text:tab/>W) Creation of carrier proteins</text:p>
      <text:p text:style-name="P9"><text:tab/>X) Enzymatic breakdown of sugars</text:p>
      <text:p text:style-name="P9"><text:tab/>Y) Production of lysosomal proteins</text:p>
      <text:p text:style-name="P9"><text:tab/>Z) Secretion of digestive enzymes</text:p>
      <text:p text:style-name="P9">ANSWER: X) ENZYMATIC BREAKDOWN OF SUGARS</text:p>
      <text:p text:style-name="P9"/>
      <text:p text:style-name="P4">BONUS <text:span text:style-name="T21">Biology </text:span><text:span text:style-name="T3">Short Answer </text:span><text:span text:style-name="T21">By name or number, indicate which of the following three statements regarding the rough ER is or are TRUE.</text:span></text:p>
      <text:p text:style-name="P4"><text:span text:style-name="T21"><text:tab/>1: Most secretory proteins created by the rough ER are glycoproteins.</text:span></text:p>
      <text:p text:style-name="P4"><text:span text:style-name="T21"><text:tab/>2: Proteins are folded into their natural shape on the outer surface of the ER.</text:span></text:p>
      <text:p text:style-name="P4"><text:span text:style-name="T21"><text:tab/>3: Transitional ER is a site from which vesicles emerge.</text:span></text:p>
      <text:p text:style-name="P4"><text:span text:style-name="T21">ANSWER: '1 and 3'</text:span></text:p>
      <text:p text:style-name="P9"/>
      <text:p text:style-name="P2"><text:span text:style-name="T8">7) </text:span><text:span text:style-name="T11">Biology </text:span><text:span text:style-name="T3">Short Answer </text:span><text:span text:style-name="T11">What is the name of the structure located on the nuclear side of the surface of </text:span><text:soft-page-break/><text:span text:style-name="T11">the nucleus that mechanically supports the shape of the nucleus?</text:span></text:p>
      <text:p text:style-name="P9">ANSWER: NUCLEAR LAMINA (ACCEPT NUCLEAR MATRIX)</text:p>
      <text:p text:style-name="P9"/>
      <text:p text:style-name="P4">BONUS <text:span text:style-name="T21">Biology </text:span><text:span text:style-name="T3">Multiple Choice </text:span><text:span text:style-name="T21">Which of the following pairs of nuclear structures and their functions is NOT correct?</text:span></text:p>
      <text:p text:style-name="P4"><text:span text:style-name="T21"><text:tab/>W) Nucleolus; transcription site of rRNA</text:span></text:p>
      <text:p text:style-name="P4"><text:span text:style-name="T21"><text:tab/>X) Nuclear pore; site of protein secretion</text:span></text:p>
      <text:p text:style-name="P4"><text:span text:style-name="T21"><text:tab/>Y) Nuclear lamina; translation site of rRNA</text:span></text:p>
      <text:p text:style-name="P4"><text:span text:style-name="T21"><text:tab/>Z) Chromatin; contains DNA</text:span></text:p>
      <text:p text:style-name="P9">ANSWER: Y) NUCLEAR LAMINA; TRANSLATION SITE OF rRNA</text:p>
      <text:p text:style-name="P9"/>
      <text:p text:style-name="P5">Section 4</text:p>
      <text:p text:style-name="P4">8) <text:span text:style-name="T21">Biology </text:span><text:span text:style-name="T3">Short Answer </text:span><text:span text:style-name="T21">Where, within the cell, would be the most likely location for the synthesis of lipids, including oils, phospholipids, and steroids?</text:span></text:p>
      <text:p text:style-name="P9"/>
      <text:p text:style-name="P9">ANSWER: SMOOTH ENDOPLASMIC RETICULUM</text:p>
      <text:p text:style-name="P9"/>
      <text:p text:style-name="P2"><text:span text:style-name="T8">BONUS </text:span><text:span text:style-name="T11">Biology </text:span><text:span text:style-name="T3">Short Answer</text:span><text:span text:style-name="T11"> By name or number, which of the following processes is or are NOT characteristic of smooth endoplasmic reticulum?</text:span></text:p>
      <text:p text:style-name="P9"><text:tab/>1: Synthesis of lipids and steroids</text:p>
      <text:p text:style-name="P9"><text:tab/>2: Drug detoxification</text:p>
      <text:p text:style-name="P9"><text:tab/>3: Metabolism of carbohydrates</text:p>
      <text:p text:style-name="P9"><text:tab/>4: Creation of membrane proteins</text:p>
      <text:p text:style-name="P9">ANSWER: '4 only'</text:p>
      <text:p text:style-name="P9"/>
      <text:p text:style-name="P2"><text:span text:style-name="T8">9) </text:span><text:span text:style-name="T11">Biology </text:span><text:span text:style-name="T3">Short Answer </text:span><text:span text:style-name="T11">Name the process by which cells break down their own damaged organelles through usage of lysosomes.</text:span></text:p>
      <text:p text:style-name="P2"><text:span text:style-name="T11"/></text:p>
      <text:p text:style-name="P9">ANSWER: AUTOPHAGY</text:p>
      <text:p text:style-name="P9"/>
      <text:p text:style-name="P4">BONUS <text:span text:style-name="T21">Biology </text:span><text:span text:style-name="T3">Short Answer</text:span><text:span text:style-name="T21"> By name or number, indicate which of the following five pairs of a process and its explanation are incorrectly matched.</text:span></text:p>
      <text:p text:style-name="P4"><text:span text:style-name="T21"><text:tab/>1: Pinocytosis; cellular drinking</text:span></text:p>
      <text:p text:style-name="P4"><text:span text:style-name="T21"><text:tab/>2: Autophagy; cellular suicide</text:span></text:p>
      <text:p text:style-name="P4"><text:span text:style-name="T21"><text:tab/>3: Apoptosis; digestion of food</text:span></text:p>
      <text:p text:style-name="P4"><text:span text:style-name="T21"><text:tab/>4: Phagocytosis; cellular repair</text:span></text:p>
      <text:p text:style-name="P4"><text:span text:style-name="T21"><text:tab/>5: Endocytosis; engulfing of molecules <text:line-break/>ANSWER: '1 and 5'</text:span></text:p>
      <text:p text:style-name="P4"><text:span text:style-name="T21"/></text:p>
      <text:p text:style-name="P4">10) <text:span text:style-name="T21">Biology </text:span><text:span text:style-name="T3">Short Answer</text:span><text:span text:style-name="T21"> Originally named the internal reticular apparatus, this organelle contains 40-100 stacks of dictyosomes in mammalian cells. Each stack has four functional regions. Vesicles from the endoplasmic reticulum from the vesicular-tubular clusters fuse with one region, and are modified in the other three. For four points, name this organelle which serves to modify, ship, and process proteins from other parts of the cell.</text:span></text:p>
      <text:p text:style-name="P4"><text:span text:style-name="T21"><text:line-break/>ANSWER: GOLGI BODY</text:span></text:p>
      <text:p text:style-name="P9"/>
      <text:p text:style-name="P2"><text:span text:style-name="T8">BONUS </text:span><text:span text:style-name="T11">Biology </text:span><text:span text:style-name="T3">Short Answer </text:span><text:span text:style-name="T11">By number, which of the the following statements is or are TRUE about the Golgi body?</text:span></text:p>
      <text:p text:style-name="P2"><text:soft-page-break/><text:span text:style-name="T11"><text:tab/>1: Vesicles coalesce on the </text:span><text:span text:style-name="T3">trans</text:span><text:span text:style-name="T11"> face to form new Golgi cisternae.</text:span></text:p>
      <text:p text:style-name="P2"><text:span text:style-name="T11"><text:tab/>2: According to the cisternal maturation theory, Golgi cisternae move in a </text:span><text:span text:style-name="T3">cis</text:span><text:span text:style-name="T11">-to-</text:span><text:span text:style-name="T3">trans </text:span><text:span text:style-name="T11">direction.</text:span></text:p>
      <text:p text:style-name="P9"><text:tab/>3: Vesicles can transport some proteins backward to less mature Golgi cisternae and to the ER.</text:p>
      <text:p text:style-name="P2"><text:span text:style-name="T11"><text:tab/>4: Glycoproteins are synthesized at the </text:span><text:span text:style-name="T3">cis </text:span><text:span text:style-name="T11">face of the Golgi body.</text:span></text:p>
      <text:p text:style-name="P9">ANSWER: '2 and 3'</text:p>
      <text:p text:style-name="P9"/>
      <text:p text:style-name="P2"><text:span text:style-name="T8">11) </text:span><text:span text:style-name="T11">Biology </text:span><text:span text:style-name="T3">Multiple Choice </text:span><text:span text:style-name="T11">Found mainly in freshwater protists, which of the following is the type of vacuole often used to pump excess water out of the cell?</text:span></text:p>
      <text:p text:style-name="P9"><text:tab/>W) Food vacuole</text:p>
      <text:p text:style-name="P9"><text:tab/>X) Central vacuole</text:p>
      <text:p text:style-name="P9"><text:tab/>Y) Contractile vacuole</text:p>
      <text:p text:style-name="P9"><text:tab/>Z) Lytic vacuole</text:p>
      <text:p text:style-name="P9">ANSWER: Y) CONTRACTILE VACUOLE</text:p>
      <text:p text:style-name="P9"/>
      <text:p text:style-name="Standard"><text:span text:style-name="T14">BONUS </text:span><text:span text:style-name="T11">Biology</text:span><text:span text:style-name="T14"> </text:span><text:span text:style-name="T3">Multiple Choice </text:span><text:span text:style-name="T11">Which of the following statements regarding the contractile vacuole is FALSE?</text:span></text:p>
      <text:p text:style-name="Standard"><text:span text:style-name="T11"><text:tab/>W) The CV is a protective mechanism that prevents lysis.</text:span></text:p>
      <text:p text:style-name="Standard"><text:span text:style-name="T11"><text:tab/>X) The CV is found mainly in hypotonic or hypoosmotic environments.</text:span></text:p>
      <text:p text:style-name="Standard"><text:span text:style-name="T11"><text:tab/>Y) The stage in which water flows into the CV is the systole, and the expulsion stage is the <text:tab/>diastole.</text:span></text:p>
      <text:p text:style-name="Standard"><text:span text:style-name="T11"><text:tab/>Z) The spongiome and the CV collectively are known as the contractile vacuole complex.</text:span></text:p>
      <text:p text:style-name="P9">ANSWER: Y)</text:p>
      <text:p text:style-name="P5">Section 5</text:p>
      <text:p text:style-name="P2">12) <text:span text:style-name="T21">Biology </text:span><text:span text:style-name="T3">Short Answer </text:span><text:span text:style-name="T11">By number, which of the following statements is or are TRUE about mitochondria?</text:span></text:p>
      <text:p text:style-name="P9"><text:tab/>1: The space within a mitochondrion contains infoldings named cristae.</text:p>
      <text:p text:style-name="P9"><text:tab/>2: The mitochondrial matrix contains both DNA and free ribosomes.</text:p>
      <text:p text:style-name="P9"><text:tab/>3: Only one membrane is found in mitochondria.</text:p>
      <text:p text:style-name="P9"><text:tab/>4: Mitochondria are usually about 1-10 micrometers long.</text:p>
      <text:p text:style-name="P9">ANSWER: '1, 2, and 4' OR 'All but 3'</text:p>
      <text:p text:style-name="P9"/>
      <text:p text:style-name="P4">BONUS <text:span text:style-name="T21">Biology</text:span><text:span text:style-name="T3"> Short Answer </text:span><text:span text:style-name="T21">Match the following four functions to the mitochondrion, using the word bank of cristae, intermembrane space, inner mitochondrial membrane, and the outer membrane. You may repeat or not use words. The functions are: </text:span></text:p>
      <text:p text:style-name="P4"><text:span text:style-name="T21"><text:tab/>1: Storage of cytochrome c</text:span></text:p>
      <text:p text:style-name="P4"><text:span text:style-name="T21"><text:tab/>2: ATP synthase</text:span></text:p>
      <text:p text:style-name="P4"><text:span text:style-name="T21"><text:tab/>3: Oxidative phosphorylation</text:span></text:p>
      <text:p text:style-name="P4"><text:span text:style-name="T21"><text:tab/>4: F1 particle storage</text:span></text:p>
      <text:p text:style-name="P4"><text:span text:style-name="T21">ANSWER: 1: intermembrane space, 2: inner mitochondrial membrane, 3: inner mitochondrial membrane, 4: cristae.</text:span></text:p>
      <text:p text:style-name="P9"/>
      <text:p text:style-name="P2"><text:span text:style-name="T8">13) </text:span><text:span text:style-name="T11">Biology </text:span><text:span text:style-name="T3">Multiple Choice </text:span><text:span text:style-name="T11">A chloroplast contains flattened, interconnected sacs that, when stacked, </text:span><text:span text:style-name="T11">form structures named what?</text:span></text:p>
      <text:p text:style-name="P9"><text:tab/>W) Thylakoids</text:p>
      <text:p text:style-name="P9"><text:tab/>X) Stroma</text:p>
      <text:p text:style-name="P9"><text:tab/>Y) Grana</text:p>
      <text:p text:style-name="P9"><text:tab/>Z) Stomata</text:p>
      <text:p text:style-name="P9">ANSWER: Y) GRANA</text:p>
      <text:p text:style-name="P9"/>
      <text:p text:style-name="P4"><text:soft-page-break/>BONUS <text:span text:style-name="T21">Biology </text:span><text:span text:style-name="T3">Short Answer </text:span><text:span text:style-name="T21">Name the portion of the chloroplast which serves to connect nearby grana.</text:span></text:p>
      <text:p text:style-name="P4"><text:span text:style-name="T21">ANSWER: LAMELLAE (ACCEPT: STROMA THYLAKOIDS, INTERGRANA THYLAKOIDS)</text:span></text:p>
      <text:p text:style-name="P9"/>
      <text:p text:style-name="P4">14) <text:span text:style-name="T21">Biology </text:span><text:span text:style-name="T3">Short Answer </text:span><text:span text:style-name="T21">Name the type of specialized peroxisome which are found in the fat-storing tissues of plant seeds that contain enzymes that initiate the conversion of fatty acids to sugar.</text:span></text:p>
      <text:p text:style-name="P9">ANSWER: GLYOXYSOMES</text:p>
      <text:p text:style-name="P9"/>
      <text:p text:style-name="Standard"><text:span text:style-name="T14">BONUS </text:span><text:span text:style-name="T11">Biology </text:span><text:span text:style-name="T1">Multiple Choice </text:span><text:span text:style-name="T8">Which of the following is NOT true regarding glyoxysomes in cells?</text:span></text:p>
      <text:p text:style-name="Standard"><text:span text:style-name="T8"><text:tab/>W) They are found only in haploid cells.<text:line-break/><text:tab/>X) They are found only in plant cells.</text:span></text:p>
      <text:p text:style-name="Standard"><text:span text:style-name="T8"><text:tab/>Y) They contain enzymes which facilitate gluconeogenesis.</text:span></text:p>
      <text:p text:style-name="Standard"><text:span text:style-name="T8"><text:tab/>Z) They convert fatty acids to sugars.</text:span></text:p>
      <text:p text:style-name="P9"><text:span text:style-name="T21">ANSWER: W) THEY ARE FOUND ONLY IN HAPLOID CELLS.</text:span></text:p>
      <text:p text:style-name="P9"/>
      <text:p text:style-name="P5">Section 6</text:p>
      <text:p text:style-name="P4"><text:span text:style-name="T37">15) </text:span><text:span text:style-name="T38">Biology </text:span><text:span text:style-name="T6">Short Answer </text:span><text:span text:style-name="T38">Name the three main components of the cytoskeleton of a cell.</text:span></text:p>
      <text:p text:style-name="P4"><text:span text:style-name="T38">ANSWER: MICROFILAMENTS, MICROTUBULES, INTERMEDIATE FILAMENTS</text:span></text:p>
      <text:p text:style-name="P4"/>
      <text:p text:style-name="P4">BONUS <text:span text:style-name="T21">Biology </text:span><text:span text:style-name="T6">Short Answer </text:span><text:span text:style-name="T38">By name or number, indicate which of the following five is or are functions of microfilaments.</text:span></text:p>
      <text:p text:style-name="P4"><text:span text:style-name="T38"><text:tab/>1: Cell motility</text:span></text:p>
      <text:p text:style-name="P4"><text:span text:style-name="T38"><text:tab/>2: Changes in cell shape</text:span></text:p>
      <text:p text:style-name="P4"><text:span text:style-name="T38"><text:tab/>3: Cytoplasmic streaming</text:span></text:p>
      <text:p text:style-name="P4"><text:span text:style-name="T38"><text:tab/>4: Muscle contraction</text:span></text:p>
      <text:p text:style-name="P4"><text:span text:style-name="T38"><text:tab/>5: Anchorage of nucleus</text:span></text:p>
      <text:p text:style-name="P4"><text:span text:style-name="T38">ANSWER: '2, 3, and 4'</text:span></text:p>
      <text:p text:style-name="P4"/>
      <text:p text:style-name="P4">16) <text:span text:style-name="T21">Biology </text:span><text:span text:style-name="T3">Multiple Choice </text:span><text:span text:style-name="T21">Which of the following cytoskeletal elements is matched properly with its associated protein?</text:span></text:p>
      <text:p text:style-name="P9"><text:tab/>W) Microfilaments; actin</text:p>
      <text:p text:style-name="P9"><text:tab/>X) Intermediate filaments; tubulin</text:p>
      <text:p text:style-name="P9"><text:tab/>Y) Microtubules; keratin</text:p>
      <text:p text:style-name="P9"><text:tab/>Z) Intermediate filaments; actin</text:p>
      <text:p text:style-name="P9">ANSWER: W) MICROFILAMENTS; ACTIN</text:p>
      <text:p text:style-name="P9"/>
      <text:p text:style-name="P4">BONUS <text:span text:style-name="T21">Biology </text:span><text:span text:style-name="T3">Short Answer </text:span><text:span text:style-name="T21">By number, indicate which of the following statements regarding the cytoskeletal system is or are TRUE.</text:span></text:p>
      <text:p text:style-name="P9"><text:tab/>1: Motor proteins “walk” along microfilaments when powered by ATP.</text:p>
      <text:p text:style-name="P9"><text:tab/>2: Intermediate filaments are “permanent,” while microfilaments allow for change in shape.</text:p>
      <text:p text:style-name="P9"><text:tab/>3: Microfilaments are, by far, the thickest cytoskeletal element.</text:p>
      <text:p text:style-name="P9"><text:tab/>4: Microtubules are used to move chromosomes from their kinetochores during cell division.</text:p>
      <text:p text:style-name="P9">ANSWER: '2 and 4'</text:p>
      <text:p text:style-name="P9"/>
      <text:p text:style-name="P4">17) <text:span text:style-name="T21">Biology </text:span><text:span text:style-name="T3">Multiple Choice </text:span><text:span text:style-name="T21">What is the general name for protrusions of microtubules on the outside of a membrane which can both function in cell movement and in cellular signalling?</text:span></text:p>
      <text:p text:style-name="P4"><text:span text:style-name="T21"><text:tab/>W) Fimbriae</text:span></text:p>
      <text:p text:style-name="P4"><text:span text:style-name="T21"><text:tab/>X) Flagella</text:span></text:p>
      <text:p text:style-name="P4"><text:span text:style-name="T21"><text:tab/>Y) Cilia</text:span></text:p>
      <text:p text:style-name="P4"><text:soft-page-break/><text:span text:style-name="T21"><text:tab/>Z) Archaellum</text:span></text:p>
      <text:p text:style-name="P4"><text:span text:style-name="T21">ANSWER: Y) CILIA</text:span></text:p>
      <text:p text:style-name="P9"/>
      <text:p text:style-name="P4">BONUS <text:span text:style-name="T21">Biology </text:span><text:span text:style-name="T3">Multiple Choice </text:span><text:span text:style-name="T21">Which of the following statements is FALSE regarding cell movement and centrioles?</text:span></text:p>
      <text:p text:style-name="P9"><text:tab/>W) Centrioles are each composed of nine triplets of microtubules.</text:p>
      <text:p text:style-name="P9"><text:tab/>X) Flagella move by using a power stroke and a recovery stroke, thereby moving its cell.</text:p>
      <text:p text:style-name="P9"><text:tab/>Y) The ultrastructure of both flagella and cilia are based upon the “9+2” pattern.</text:p>
      <text:p text:style-name="P9"><text:tab/>Z) Dynein cross-linkages are responsible for the bending movements of a motile organelle.</text:p>
      <text:p text:style-name="P9">ANSWER: X)</text:p>
      <text:p text:style-name="P9"/>
      <text:p text:style-name="P4">18) <text:span text:style-name="T21">Biology </text:span><text:span text:style-name="T3">Short Answer </text:span><text:span text:style-name="T21">These types of temporary projections of eukaryotic cells are found in several varieties, including Lobopodia, Filopodia, Reticulopodia, and Axopodia. They are formed by microtubule and filament structures, and are found primarily in ameboids. Their functions include movement and capturing prey. For four points, name this type of movement also known as ameboid movement that can also be used in reproduction.</text:span></text:p>
      <text:p text:style-name="P4"><text:span text:style-name="T21">ANSWER: PSEUDOPODIA</text:span></text:p>
      <text:p text:style-name="P9"/>
      <text:p text:style-name="P4">BONUS <text:span text:style-name="T21">Biology </text:span><text:span text:style-name="T3">Multiple Choice </text:span><text:span text:style-name="T21">Which of the following properties of a cell is LEAST likely to contribute to cytoplasmic streaming in a plant or animal cell?</text:span></text:p>
      <text:p text:style-name="P9"><text:tab/>W) Dynein interactions</text:p>
      <text:p text:style-name="P9"><text:tab/>X) Sol-gel interactions</text:p>
      <text:p text:style-name="P9"><text:tab/>Y) Actin-myosin interactions</text:p>
      <text:p text:style-name="P9"><text:tab/>Z) Parallel actin filament interactions</text:p>
      <text:p text:style-name="P9">ANSWER: W) DYNEIN INTERACTIONS</text:p>
      <text:p text:style-name="P9"/>
      <text:p text:style-name="P5">Section 7</text:p>
      <text:p text:style-name="P4">19) <text:span text:style-name="T21">Biology</text:span><text:span text:style-name="T3"> Multiple Choice </text:span><text:span text:style-name="T21">In which of the following compartments within a plant cell would pectin most likely be found?</text:span></text:p>
      <text:p text:style-name="P4"><text:tab/><text:span text:style-name="T21">W) Central vacuole</text:span></text:p>
      <text:p text:style-name="P4"><text:span text:style-name="T21"><text:tab/>X) Chloroplast</text:span></text:p>
      <text:p text:style-name="P4"><text:span text:style-name="T21"><text:tab/>Y) Plasma membrane</text:span></text:p>
      <text:p text:style-name="P4"><text:span text:style-name="T21"><text:tab/>Z) Middle lamella</text:span></text:p>
      <text:p text:style-name="P4"><text:span text:style-name="T21">ANSWER: Z) MIDDLE LAMELLA</text:span></text:p>
      <text:p text:style-name="P4"/>
      <text:p text:style-name="P4">BONUS <text:span text:style-name="T21">Biology </text:span><text:span text:style-name="T3">Multiple Choice </text:span><text:span text:style-name="T21">In which flexible and thin wall of a plant cell would cellulose fibrils most likely be found to direct growth?</text:span></text:p>
      <text:p text:style-name="P9"><text:tab/>W) Extracellular matrix</text:p>
      <text:p text:style-name="P9"><text:tab/>X) Primary cell wall</text:p>
      <text:p text:style-name="P9"><text:tab/>Y) Middle lamella</text:p>
      <text:p text:style-name="P9"><text:tab/>Z) Secondary cell wall</text:p>
      <text:p text:style-name="P9">ANSWER: X) PRIMARY CELL WALL</text:p>
      <text:p text:style-name="P9"/>
      <text:p text:style-name="Standard"><text:span text:style-name="T14">20) </text:span><text:span text:style-name="T11">Biology </text:span><text:span text:style-name="T1">Multiple Choice </text:span><text:span text:style-name="T8">Which of the following is the name of the component of a cell's extracellular matrix which consists of a small core protein with many carbohydrate chains covalently attached?</text:span></text:p>
      <text:p text:style-name="P6"><text:tab/>W) Fibronectin</text:p>
      <text:p text:style-name="P6"><text:tab/>X) Integrins</text:p>
      <text:p text:style-name="P6"><text:tab/>Y) Collagen</text:p>
      <text:p text:style-name="P6"><text:soft-page-break/><text:tab/>Z) Proteoglycans</text:p>
      <text:p text:style-name="P6">ANSWER: Z) PROTEOGLYCANS</text:p>
      <text:p text:style-name="P6"/>
      <text:p text:style-name="P14">BONUS <text:span text:style-name="T21">Biology </text:span><text:span text:style-name="T3">Multiple Choice </text:span><text:span text:style-name="T21">Which of the following is NOT characteristic of the extracellular matrix?</text:span></text:p>
      <text:p text:style-name="P14"><text:span text:style-name="T21"><text:tab/>W) Collagen fibers embedded within proteoglycan complexes</text:span></text:p>
      <text:p text:style-name="P14"><text:span text:style-name="T21"><text:tab/>X) Membrane proteins named integrins with one subunit </text:span></text:p>
      <text:p text:style-name="P14"><text:span text:style-name="T21"><text:tab/>Y) Fibronectins attached to integrins</text:span></text:p>
      <text:p text:style-name="P14"><text:span text:style-name="T21"><text:tab/>Z) Polysaccharide molecules with hundreds of proteoglycan molecules attached noncovalently</text:span></text:p>
      <text:p text:style-name="P14"><text:span text:style-name="T21">ANSWER: X)</text:span></text:p>
      <text:p text:style-name="P14"><text:span text:style-name="T21"/></text:p>
      <text:p text:style-name="P14">21) <text:span text:style-name="T21">Biology </text:span><text:span text:style-name="T3">Multiple Choice </text:span><text:span text:style-name="T21">Name the type of intercellular junction occurring only in plant cells, characterized by the flow of cytosol, which unifies the plant into one living continuum.</text:span></text:p>
      <text:p text:style-name="P14"><text:span text:style-name="T21">ANSWER: PLASMODESMATA</text:span></text:p>
      <text:p text:style-name="P6"/>
      <text:p text:style-name="Standard"><text:span text:style-name="T14">BONUS </text:span><text:span text:style-name="T11">Biology </text:span><text:span text:style-name="T2">Short Answer </text:span><text:span text:style-name="T11">By number, name the two out of the following four statements which are TRUE regarding intercellular junctions in animal tissues.</text:span></text:p>
      <text:p text:style-name="P8"><text:tab/>1: Tight junctions are always bound together by specific proteins.</text:p>
      <text:p text:style-name="P8"><text:tab/>2: Desmosomes are cellular “rivets” which fasten cells together using intermediate filaments.</text:p>
      <text:p text:style-name="P8"><text:tab/>3: Gap junctions are characterized by the fact that neighboring cells showing this junction are <text:tab/>often more than 100 micrometers apart.</text:p>
      <text:p text:style-name="P8"><text:tab/>4: Communicating junctions are known as plasmodesmata in animal cells.</text:p>
      <text:p text:style-name="P8">ANSWER: '1 and 2'</text:p>
      <text:p text:style-name="P8"/>
      <text:p text:style-name="P3">Section 1</text:p>
      <text:p text:style-name="Standard"><text:span text:style-name="T18">22) </text:span><text:span text:style-name="T21">Biology </text:span><text:span text:style-name="T1">Multiple Choice </text:span><text:span text:style-name="T8">Which of the following pairs of scientists reasoned first that cell membranes must be composed of phospholipid bilayers?</text:span></text:p>
      <text:p text:style-name="P6"><text:tab/>W) Davson and Danielli</text:p>
      <text:p text:style-name="P6"><text:tab/>X) Singer and Nicholson</text:p>
      <text:p text:style-name="P6"><text:tab/>Y) Gorter and Grendel</text:p>
      <text:p text:style-name="P6"><text:tab/>Z) Frye and Eddin</text:p>
      <text:p text:style-name="P6">ANSWER: Y) GORTER AND GRENDEL</text:p>
      <text:p text:style-name="P6"/>
      <text:p text:style-name="P14">BONUS <text:span text:style-name="T21">Biology </text:span><text:span text:style-name="T3">Short Answer </text:span><text:span text:style-name="T21">Rank the following membrane models and discoveries from earliest to most current.</text:span></text:p>
      <text:p text:style-name="P14"><text:span text:style-name="T21"><text:tab/>1: Discovery of the phospholipid bilayer</text:span></text:p>
      <text:p text:style-name="P14"><text:span text:style-name="T21"><text:tab/>2: Fluid mosaic model</text:span></text:p>
      <text:p text:style-name="P14"><text:span text:style-name="T21"><text:tab/>3: “Sandwich” model</text:span></text:p>
      <text:p text:style-name="P14"><text:span text:style-name="T21"><text:tab/>4: Development of the freeze-fracture method</text:span></text:p>
      <text:p text:style-name="P14"><text:span text:style-name="T21">ANSWER: '1, 3, 2, 4'</text:span></text:p>
      <text:p text:style-name="P6"/>
      <text:p text:style-name="P18"><text:span text:style-name="T8">23) </text:span><text:span text:style-name="T11">Biology </text:span><text:span text:style-name="T3">Short Answer</text:span><text:span text:style-name="T11"> Name the organic molecule found wedged between phospholipid molecules in the plasma membranes of animal cells, often thought of as a “temperature buffer” for a membrane.</text:span></text:p>
      <text:p text:style-name="P8">ANSWER: CHOLESTEROL</text:p>
      <text:p text:style-name="P8"/>
      <text:p text:style-name="P14">BONUS <text:span text:style-name="T21">Biology </text:span><text:span text:style-name="T3">Short Answer </text:span><text:span text:style-name="T21">Which of the following statements regarding the fluidity of membranes is or are TRUE?</text:span></text:p>
      <text:p text:style-name="P14"><text:span text:style-name="T21"><text:tab/>1: Phospholipids move laterally about 10^7 times per second, but flip-flop vertically <text:tab/>approximately once per month.</text:span></text:p>
      <text:p text:style-name="P14"><text:soft-page-break/><text:span text:style-name="T21"><text:tab/>2: Unsaturated phospholipids give rise to more viscous membranes.</text:span></text:p>
      <text:p text:style-name="P14"><text:span text:style-name="T21"><text:tab/>3: Cholesterol can both reduce fluidity and reduce solidification in a membrane.</text:span></text:p>
      <text:p text:style-name="P14"><text:span text:style-name="T21"><text:tab/>4: The freeze-fracture method showed that the fluid mosaic model was correct.</text:span></text:p>
      <text:p text:style-name="P14"><text:span text:style-name="T21">ANSWER: '1, 3, and 4' OR 'All but 2'</text:span></text:p>
      <text:p text:style-name="P14"><text:span text:style-name="T21"/></text:p>
      <text:p text:style-name="P14">24) <text:span text:style-name="T21">Biology </text:span><text:span text:style-name="T3">Short Answer</text:span><text:span text:style-name="T21"> Name TWO major functions performed by proteins of the plasma membrane.</text:span></text:p>
      <text:p text:style-name="P14"><text:span text:style-name="T21">ACCEPT: TRANSPORT, ENZYMATIC ACTIVITY, SIGNAL TRANSDUCTION, CELL-CELL RECOGNITION, INTERCELLULAR JOINING, AND ATTACHMENT TO ECM</text:span></text:p>
      <text:p text:style-name="P8"/>
      <text:p text:style-name="P18">BONUS <text:span text:style-name="T21">Biology </text:span><text:span text:style-name="T3">Short Answer</text:span><text:span text:style-name="T11"> Order the following events regarding the membrane system within a cell chronologically.</text:span></text:p>
      <text:p text:style-name="P8"><text:tab/>1: Proteins and glycolipids transported via vesicles to the plasma membrane.</text:p>
      <text:p text:style-name="P8"><text:tab/>2: Modification of glycoproteins and addition of carbohydrates to lipids</text:p>
      <text:p text:style-name="P8"><text:tab/>3: Fusion of vesicles to membrane, resulting in the secretion of proteins</text:p>
      <text:p text:style-name="P8"><text:tab/>4: Synthesis of membrane proteins and lipids in the ER</text:p>
      <text:p text:style-name="P8">ANSWER: '4, 2, 1, 3'</text:p>
      <text:p text:style-name="P8"/>
      <text:p text:style-name="P5">Section 2</text:p>
      <text:p text:style-name="P2"><text:span text:style-name="T8">25) </text:span><text:span text:style-name="T11">Biology </text:span><text:span text:style-name="T3">Multiple Choice</text:span><text:span text:style-name="T11"> Which of the following statements is FALSE regarding membrane permeability?</text:span></text:p>
      <text:p text:style-name="P9"><text:tab/>W) Aquaporins can allow entry of up to 3 billion water molecules per second.</text:p>
      <text:p text:style-name="P9"><text:tab/>X) Water molecules can only fit ten at a time in an aquaporin's central channel.</text:p>
      <text:p text:style-name="P2"><text:tab/><text:span text:style-name="T21">Y) Water molecules, even without aquaporins, can diffuse very quickly across a membrane</text:span></text:p>
      <text:p text:style-name="P21"><text:tab/>Z) Transport proteins are specific for the substance it translocates.</text:p>
      <text:p text:style-name="P21">ANSWER: Y)</text:p>
      <text:p text:style-name="P21"/>
      <text:p text:style-name="P2">BONUS <text:span text:style-name="T21">Biology </text:span><text:span text:style-name="T3">Short Answer </text:span><text:span text:style-name="T11">By name or number, indicate which of the following 3 statements is or are TRUE regarding selective permeability.</text:span></text:p>
      <text:p text:style-name="P2"><text:span text:style-name="T11"><text:tab/>1: Hydrocarbons, carbon dioxide, and oxygen can cross through a membrane easily.</text:span></text:p>
      <text:p text:style-name="P2"><text:span text:style-name="T11"><text:tab/>2: Glucose transporters within a membrane will also accept similar molecules, like fructose.</text:span></text:p>
      <text:p text:style-name="P2"><text:span text:style-name="T11"><text:tab/>3: There are two types of transport proteins: carrier and channel.</text:span></text:p>
      <text:p text:style-name="P4"><text:span text:style-name="T21">ANSWER: '3 on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 Kempster</meta:initial-creator>
    <meta:creation-date>2012-09-26T18:04:11.64</meta:creation-date>
    <dc:date>2012-10-22T22:28:31.85</dc:date>
    <dc:creator>Matt Kempster</dc:creator>
    <meta:editing-duration>PT77H38M51S</meta:editing-duration>
    <meta:editing-cycles>5</meta:editing-cycles>
    <meta:generator>OpenOffice.org/3.1$Win32 OpenOffice.org_project/310m19$Build-9420</meta:generator>
    <meta:document-statistic meta:table-count="0" meta:image-count="0" meta:object-count="0" meta:page-count="8" meta:paragraph-count="256" meta:word-count="2450" meta:character-count="15738"/>
  </office:meta>
</office:document-meta>
</file>